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3paoxgdv0hz6"/>Домашна работа 1</text:p>
      <text:p text:style-name="Standard"><text:span text:style-name="T1">Задача 1.</text:span></text:p>
      <text:p text:style-name="Standard">Напишете програма, която прочита 1 малка латинска буква от стандартния вход. Програмата изпечатва главната латинска буква, съответстваща на въведената малка латинска буква.</text:p>
      <text:p text:style-name="Standard"><text:span text:style-name="T2">Примерен вход:</text:span></text:p>
      <text:p text:style-name="Standard"><text:span text:style-name="T3">q</text:span></text:p>
      <text:p text:style-name="Standard"><text:span text:style-name="T2">Примерен изход:</text:span></text:p>
      <text:p text:style-name="Standard"><text:span text:style-name="T3">Q</text:span></text:p>
      <text:p text:style-name="Standard"/>
      <text:p text:style-name="Standard"><text:span text:style-name="T1">Задача 2.</text:span></text:p>
      <text:p text:style-name="Standard">Въвежда се цяло число от стандартния вход в интервала [-100000, 100000]. Изберете подходящ тип, в който да запазите въведеното число с възможно най-малко използвана памет. Използвайте побитови оператори за да проверите дали числото е положително или отрицателно. Ако числото е положително - изпечатайте “YES” на стандартния изход. В противен случай - изпечатайте “NO”.</text:p>
      <text:p text:style-name="Standard"/>
      <text:p text:style-name="Standard"><text:span text:style-name="T1">Задача 3.</text:span></text:p>
      <text:p text:style-name="Standard">Въвежда се число с плаваща запетая от стандартния вход. Изпечатайте “YES” на стандартния изход, ако числото е достатъчно добра апроксимация на PI. В противен случай изпечатайте “NO”. Считаме едно число за добра апроксимация на PI, ако първите 6 цифри на въведеното число съвпадат с цифрите на PI.</text:p>
      <text:p text:style-name="Standard"/>
      <text:p text:style-name="Standard"><text:span text:style-name="T1">Задача 4.</text:span></text:p>
      <text:p text:style-name="Standard">Въвежда се число в осмична бройна система с 3 цифри, което представя правата за достъп до определен файл. Изпечатайте правата за достъп в подходящ текстови формат.</text:p>
      <text:p text:style-name="Standard"/>
      <text:p text:style-name="Standard"><text:span text:style-name="T2">Примерен вход:</text:span></text:p>
      <text:p text:style-name="Standard"><text:span text:style-name="T3">0457</text:span></text:p>
      <text:p text:style-name="P1"/>
      <text:p text:style-name="Standard"><text:span text:style-name="T2">Примерен изход:</text:span></text:p>
      <text:p text:style-name="Standard"><text:span text:style-name="T3">User:</text:span></text:p>
      <text:p text:style-name="Standard"><text:span text:style-name="T3">R--</text:span></text:p>
      <text:p text:style-name="Standard"><text:span text:style-name="T3">Group:</text:span></text:p>
      <text:p text:style-name="Standard"><text:span text:style-name="T3">R-X</text:span></text:p>
      <text:p text:style-name="Standard"><text:soft-page-break/><text:span text:style-name="T3">Other:</text:span></text:p>
      <text:p text:style-name="Standard"><text:span text:style-name="T3">RWX</text:span></text:p>
      <text:p text:style-name="P1"/>
      <text:p text:style-name="Standard"><text:span text:style-name="T2">Примерен изход 2:</text:span></text:p>
      <text:p text:style-name="Standard"><text:span text:style-name="T3">-R--R-XRWX</text:span></text:p>
      <text:p text:style-name="P1"/>
      <text:p text:style-name="Standard">Следните команди показват правата за достъп до определен файл:</text:p>
      <text:list xml:id="list86043242" text:style-name="WWNum1">
        <text:list-item>
          <text:p text:style-name="P2"><text:span text:style-name="T3">stat -c %a filename </text:span>(правата се показват в осмична бройна система)</text:p>
        </text:list-item>
        <text:list-item>
          <text:p text:style-name="P2"><text:span text:style-name="T3">stat -c %A filename</text:span> (текстови формат на правата за достъп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213" meta:character-count="1357" meta:non-whitespace-character-count="1173"/>
    <meta:generator>LibreOfficeDev/6.0.5.2$Linux_X86_64 LibreOffice_project/</meta:generator>
  </office:meta>
</office:document-meta>
</file>